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2">do text</text:span></text:p><text:p text:style-name="P38"><text:span text:style-name="T33">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 </text:p>
      <text:p text:style-name="P4">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488206273"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590132012"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2107166281"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 du C.W.A.T.U.P.E.:</text:p>
      <text:section text:style-name="Sect1" text:name="Section1">
        <text:list xml:id="list425482289" text:style-name="L4">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 </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380381851" text:style-name="L5">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1084659356" text:style-name="L6">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249447812" text:style-name="L7">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100%"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51:48</dc:date>
    <dc:creator>Simon Delcourt</dc:creator>
    <meta:editing-duration>P2DT2H6M</meta:editing-duration>
    <meta:editing-cycles>309</meta:editing-cycles>
    <meta:generator>LibreOffice/3.5$Linux_x86 LibreOffice_project/350m1$Build-2</meta:generator>
    <meta:document-statistic meta:table-count="0" meta:image-count="0" meta:object-count="0" meta:page-count="11" meta:paragraph-count="179" meta:word-count="3971" meta:character-count="24310" meta:non-whitespace-character-count="21161"/>
  </office:meta>
</office:document-meta>
</file>